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33000001A98CAD7944093E7E48.png" manifest:media-type="image/png"/>
  <manifest:file-entry manifest:full-path="Pictures/100047FC00001FBE00002BF37DEAED633B66B4CC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I Frutiger Italic" svg:font-family="'I Frutiger Italic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694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3472in"/>
    </style:style>
    <style:style style:name="Table1.B" style:family="table-column">
      <style:table-column-properties style:column-width="3.3465in"/>
    </style:style>
    <style:style style:name="Table1.1" style:family="table-row">
      <style:table-row-properties style:row-height="2.1264in" fo:keep-together="always"/>
    </style:style>
    <style:style style:name="Table1.A1" style:family="table-cell">
      <style:table-cell-properties style:vertical-align="bottom" fo:padding="0in" fo:border="none"/>
    </style:style>
    <style:style style:name="P1" style:family="paragraph" style:parent-style-name="Standard">
      <style:paragraph-properties fo:line-height="0.0138in"/>
    </style:style>
    <style:style style:name="P2" style:family="paragraph" style:parent-style-name="Template_20_-_20_Hoved_20_2">
      <style:text-properties style:use-window-font-color="true"/>
    </style:style>
    <style:style style:name="P3" style:family="paragraph" style:parent-style-name="Navn_20_og_20_Organisation">
      <style:text-properties officeooo:rsid="0018ca1f" officeooo:paragraph-rsid="0018ca1f"/>
    </style:style>
    <style:style style:name="P4" style:family="paragraph" style:parent-style-name="Navn_20_og_20_Organisation">
      <style:text-properties officeooo:rsid="001a43c2" officeooo:paragraph-rsid="001a43c2"/>
    </style:style>
    <style:style style:name="P5" style:family="paragraph" style:parent-style-name="Navn_20_og_20_Organisation">
      <style:text-properties officeooo:rsid="001c30a5" officeooo:paragraph-rsid="001c30a5"/>
    </style:style>
    <style:style style:name="P6" style:family="paragraph" style:parent-style-name="Template_20_-_20_Hoved_20_1">
      <style:text-properties style:use-window-font-color="true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solid" draw:fill-color="#46743c"/>
      <style:paragraph-properties fo:text-align="start"/>
      <style:text-properties fo:font-size="18pt"/>
    </style:style>
    <style:style style:name="fr1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72in" fo:margin-top="0.0016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2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9in" fo:margin-right="0.1283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1in" fo:margin-right="0.1291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false" fo:min-height="0.5862in" fo:min-width="2.3362in" fo:padding-top="0in" fo:padding-bottom="0in" fo:padding-left="0in" fo:padding-right="0in" fo:wrap-option="wrap"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5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72in" fo:margin-right="0.1252in" fo:margin-top="0.0008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6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7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8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gr9" style:family="graphic">
      <style:graphic-properties fo:margin-left="0.1252in" fo:margin-right="0.1583in" fo:margin-top="0in" fo:margin-bottom="0.016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dash" draw:stroke-dash="Dashed_20__28_var_29__20_4" svg:stroke-width="0.0028in" svg:stroke-color="#969696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gr11" style:family="graphic">
      <style:graphic-properties draw:stroke="none" svg:stroke-width="0.028in" draw:fill="solid" draw:fill-color="#46743c" draw:textarea-vertical-align="top" draw:auto-grow-height="false" fo:min-height="0in" fo:min-width="7.374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Maria Stefaniak</text:p>
            <text:p text:style-name="P5">Subatech Nantes</text:p>
          </table:table-cell>
          <table:table-cell table:style-name="Table1.A1" office:value-type="string">
            <text:p text:style-name="P5">Freja Thoresen</text:p>
            <text:p text:style-name="P5">University of Copenhagen</text:p>
          </table:table-cell>
        </table:table-row>
        <table:table-row table:style-name="Table1.1">
          <table:table-cell table:style-name="Table1.A1" office:value-type="string">
            <text:p text:style-name="P5">Vytautas Vislavicius</text:p>
            <text:p text:style-name="P4">University of Copenhagen</text:p>
          </table:table-cell>
          <table:table-cell table:style-name="Table1.A1" office:value-type="string">
            <text:p text:style-name="P5">You Zhou</text:p>
            <text:p text:style-name="P3">University of Copenhagen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/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1">
          <table:table-cell table:style-name="Table1.A1" office:value-type="string">
            <text:p text:style-name="Navn_20_og_20_Organisation"/>
            <text:p text:style-name="P4"/>
            <text:p text:style-name="P4"/>
          </table:table-cell>
          <table:table-cell table:style-name="Table1.A1" office:value-type="string">
            <text:p text:style-name="P4"><text:s/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Navn_20_og_20_Organisation"/>
          </table:table-cell>
          <table:table-cell table:style-name="Table1.A1" office:value-type="string">
            <text:p text:style-name="Navn_20_og_20_Organisation"/>
            <text:p text:style-name="Navn_20_og_20_Organisation"/>
            <text:p text:style-name="Navn_20_og_20_Organisation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I Frutiger Italic" svg:font-family="'I Frutiger Italic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ound" draw:dots2="1" draw:dots2-length="280%" draw:distance="105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a" fo:country="DK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da" fo:country="DK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2362in" fo:text-align="start" style:justify-single-word="false" fo:orphans="2" fo:widows="2" style:writing-mode="lr-tb"/>
      <style:text-properties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in" loext:contextual-spacing="true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00%" fo:keep-with-next="always"/>
      <style:text-properties style:font-name="Times" fo:font-family="Times" style:font-family-generic="roman" style:font-pitch="variable" fo:font-size="18pt" fo:font-weight="bold" style:font-name-asian="Times1" style:font-family-asian="Time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I Frutiger Italic" fo:font-family="'I Frutiger Italic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6743c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2391d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2391d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929292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emplate_20_-_20_Hoved_20_1" style:display-name="Template - Hoved 1" style:family="paragraph" style:parent-style-name="Standard" style:next-style-name="Standard" style:default-outline-level="">
      <style:paragraph-properties fo:margin-left="0.1575in" fo:margin-right="0in" fo:line-height="0.139in" fo:text-indent="0in" style:auto-text-indent="false"/>
      <style:text-properties fo:text-transform="uppercase" style:font-name="Times New Roman" fo:font-family="'Times New Roman'" style:font-family-generic="roman" style:font-pitch="variable" fo:font-size="6.5pt" fo:letter-spacing="0.0193in" style:font-size-asian="6.5pt" style:font-size-complex="7pt"/>
    </style:style>
    <style:style style:name="Template_20_-Hoved_20_1a" style:display-name="Template -Hoved 1a" style:family="paragraph" style:parent-style-name="Standard" style:default-outline-level="">
      <style:paragraph-properties fo:margin-left="0.1575in" fo:margin-right="0in" fo:margin-top="0.0138in" fo:margin-bottom="0in" loext:contextual-spacing="false" fo:line-height="100%" fo:text-indent="0in" style:auto-text-indent="false"/>
      <style:text-properties fo:text-transform="uppercase" style:font-name="Times New Roman" fo:font-family="'Times New Roman'" style:font-family-generic="roman" style:font-pitch="variable" fo:font-size="3.5pt" fo:letter-spacing="0.0138in" style:font-size-asian="3.5pt" style:font-size-complex="6pt"/>
    </style:style>
    <style:style style:name="Template_20_-_20_Hoved_20_2" style:display-name="Template - Hoved 2" style:family="paragraph" style:parent-style-name="Standard" style:next-style-name="Standard" style:default-outline-level="">
      <style:paragraph-properties fo:margin-left="0.1575in" fo:margin-right="0in" fo:margin-top="0.0138in" fo:margin-bottom="0in" loext:contextual-spacing="false" fo:line-height="100%" fo:text-indent="0in" style:auto-text-indent="false"/>
      <style:text-properties fo:text-transform="uppercase" style:font-name="Times New Roman" fo:font-family="'Times New Roman'" style:font-family-generic="roman" style:font-pitch="variable" fo:font-size="4.5pt" fo:letter-spacing="0.0193in" style:font-size-asian="4.5pt" style:font-size-complex="7pt"/>
    </style:style>
    <style:style style:name="Navn_20_og_20_Organisation" style:display-name="Navn og Organisation" style:family="paragraph" style:parent-style-name="Standard" style:default-outline-level="">
      <style:paragraph-properties fo:margin-left="0.2091in" fo:margin-right="0.1972in" fo:margin-top="0.0138in" fo:margin-bottom="0.0835in" loext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6743c" style:shadow="#000000 0.0035in 0.0035in"/>
      <style:text-properties fo:color="#46743c" style:font-name="Calibri" fo:font-family="Calibri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in" fo:margin-right="0in" fo:margin-top="0in" fo:margin-bottom="0in" loext:contextual-spacing="false" fo:text-indent="0.25in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25in" fo:margin-right="0in" fo:margin-top="0in" fo:margin-bottom="0in" loext:contextual-spacing="false" fo:text-indent="0.25in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1965in" fo:margin-right="0in" fo:margin-top="0in" fo:margin-bottom="0.0835in" loext:contextual-spacing="false" fo:line-height="200%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6743c" fo:font-size="9pt" fo:font-weight="bold" style:font-size-asian="9pt" style:font-weight-asian="bold" style:font-size-complex="9pt" style:font-weight-complex="bold"/>
    </style:style>
    <style:style style:name="Closing" style:family="paragraph" style:parent-style-name="Standard" style:default-outline-level="">
      <style:paragraph-properties fo:margin-left="2.9528in" fo:margin-right="0in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line-height="100%"/>
    </style:style>
    <style:style style:name="End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line-height="100%" fo:text-indent="0in" style:auto-text-indent="false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paragraph-properties fo:line-height="100%"/>
      <style:text-properties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HTML_20_Address" style:display-name="HTML Address" style:family="paragraph" style:parent-style-name="Standard" style:default-outline-level="">
      <style:paragraph-properties fo:line-height="100%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665in" fo:margin-right="0in" fo:line-height="100%" fo:text-indent="-0.1665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335in" fo:margin-right="0in" fo:line-height="100%" fo:text-indent="-0.1665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5in" fo:margin-right="0in" fo:line-height="100%" fo:text-indent="-0.1665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665in" fo:margin-right="0in" fo:line-height="100%" fo:text-indent="-0.1665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8335in" fo:margin-right="0in" fo:line-height="100%" fo:text-indent="-0.1665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in" fo:margin-right="0in" fo:line-height="100%" fo:text-indent="-0.1665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1665in" fo:margin-right="0in" fo:line-height="100%" fo:text-indent="-0.1665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3335in" fo:margin-right="0in" fo:line-height="100%" fo:text-indent="-0.1665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5in" fo:margin-right="0in" fo:line-height="100%" fo:text-indent="-0.1665in" style:auto-text-indent="false"/>
    </style:style>
    <style:style style:name="index_20_heading" style:display-name="index heading" style:family="paragraph" style:parent-style-name="Standard" style:default-outline-level=""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6743c"/>
      <style:text-properties fo:color="#46743c" fo:font-style="italic" fo:font-weight="bold" style:font-style-asian="italic" style:font-weight-asian="bold" style:font-style-complex="italic" style:font-weight-complex="bold"/>
    </style:style>
    <style:style style:name="List_20_2" style:display-name="List 2" style:family="paragraph" style:parent-style-name="Standard" style:default-outline-level="" style:class="list">
      <style:paragraph-properties fo:margin-left="0.3929in" fo:margin-right="0in" fo:margin-top="0in" fo:margin-bottom="0in" loext:contextual-spacing="true" fo:text-indent="-0.196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5898in" fo:margin-right="0in" fo:margin-top="0in" fo:margin-bottom="0in" loext:contextual-spacing="true" fo:text-indent="-0.1965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0.7862in" fo:margin-right="0in" fo:margin-top="0in" fo:margin-bottom="0in" loext:contextual-spacing="true" fo:text-indent="-0.1965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0.9827in" fo:margin-right="0in" fo:margin-top="0in" fo:margin-bottom="0in" loext:contextual-spacing="true" fo:text-indent="-0.196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in" loext:contextual-spacing="true"/>
    </style:style>
    <style:style style:name="List_20_Bullet_20_4" style:display-name="List Bullet 4" style:family="paragraph" style:parent-style-name="Standard" style:default-outline-level="">
      <style:paragraph-properties fo:margin-top="0in" fo:margin-bottom="0in" loext:contextual-spacing="true"/>
    </style:style>
    <style:style style:name="List_20_Bullet_20_5" style:display-name="List Bullet 5" style:family="paragraph" style:parent-style-name="Standard" style:default-outline-level="">
      <style:paragraph-properties fo:margin-top="0in" fo:margin-bottom="0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196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3929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5898in" fo:margin-right="0in" fo:margin-top="0in" fo:margin-bottom="0.0835in" loext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0.7862in" fo:margin-right="0in" fo:margin-top="0in" fo:margin-bottom="0.0835in" loext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0.9827in" fo:margin-right="0in" fo:margin-top="0in" fo:margin-bottom="0.0835in" loext:contextual-spacing="true" fo:text-indent="0in" style:auto-text-indent="false"/>
    </style:style>
    <style:style style:name="List_20_Number" style:display-name="List Number" style:family="paragraph" style:parent-style-name="Standard" style:default-outline-level="">
      <style:paragraph-properties fo:margin-top="0in" fo:margin-bottom="0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in" loext:contextual-spacing="true"/>
    </style:style>
    <style:style style:name="List_20_Number_20_4" style:display-name="List Number 4" style:family="paragraph" style:parent-style-name="Standard" style:default-outline-level="">
      <style:paragraph-properties fo:margin-top="0in" fo:margin-bottom="0in" loext:contextual-spacing="true"/>
    </style:style>
    <style:style style:name="List_20_Number_20_5" style:display-name="List Number 5" style:family="paragraph" style:parent-style-name="Standard" style:default-outline-level="">
      <style:paragraph-properties fo:margin-top="0in" fo:margin-bottom="0in" loext:contextual-spacing="tru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line-height="100%" fo:text-indent="-0.7874in" style:auto-text-indent="false" fo:background-color="#cccccc" fo:padding="0.0138in" fo:border="0.74pt solid #00000a"/>
      <style:text-properties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language-asian="en" style:country-asian="US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0.905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line-height="100%"/>
    </style:style>
    <style:style style:name="Plain_20_Text" style:display-name="Plain Text" style:family="paragraph" style:parent-style-name="Standard" style:default-outline-level="">
      <style:paragraph-properties fo:line-height="100%"/>
      <style:text-properties style:font-name="Consolas" fo:font-family="Consolas" style:font-family-generic="roman" style:font-pitch="variable" fo:font-size="10.5pt" style:font-size-asian="10.5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style:default-outline-level="">
      <style:text-properties fo:color="#6e6e6e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2.9528in" fo:margin-right="0in" fo:line-height="100%" fo:text-indent="0in" style:auto-text-indent="false"/>
    </style:style>
    <style:style style:name="Subtitle" style:family="paragraph" style:parent-style-name="Standard" style:next-style-name="Standard" style:default-outline-level="" style:class="chapter">
      <style:text-properties fo:color="#46743c" style:font-name="Cambria" fo:font-family="Cambria" style:font-family-generic="roman" style:font-pitch="variable" fo:letter-spacing="0.0102in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665in" fo:margin-right="0in" fo:text-indent="-0.1665in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6743c"/>
      <style:text-properties fo:color="#34562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.0693in" loext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.0693in" loext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.0693in" loext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693in" loext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margin-top="0in" fo:margin-bottom="0.0693in" loext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.0693in" loext:contextual-spacing="fals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3335in" fo:margin-bottom="0in" loext:contextual-spacing="false" style:line-height-at-least="0.2362in" fo:keep-together="always"/>
      <style:text-properties fo:color="#34562d" style:font-name="Cambria" fo:font-family="Cambria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fo:color="#46743c" style:font-name="Cambria" fo:font-family="Cambria" style:font-family-generic="roman" style:font-pitch="variable" fo:font-size="12pt" fo:font-style="italic" fo:font-weight="bold" style:font-name-asian="F" style:font-family-generic-asian="system" style:font-pitch-asian="variable" style:font-size-asian="12pt" style:language-asian="en" style:country-asian="US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2391d" style:font-name="Cambria" fo:font-family="Cambria" style:font-family-generic="roman" style:font-pitch="variable" fo:font-size="12pt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2391d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929292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929292" style:font-name="Cambria" fo:font-family="Cambria" style:font-family-generic="roman" style:font-pitch="variable"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929292" style:font-name="Cambria" fo:font-family="Cambria" style:font-family-generic="roman" style:font-pitch="variable" fo:font-style="italic" style:font-name-asian="F" style:font-family-generic-asian="system" style:font-pitch-asian="variable" style:language-asian="en" style:country-asian="US" style:font-style-asian="italic" style:font-name-complex="F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2_20_Char" style:display-name="Body Text 2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3_20_Char" style:display-name="Body Text 3 Char" style:family="text" style:parent-style-name="Default_20_Paragraph_20_Font">
      <style:text-properties style:font-name="Arial" fo:font-family="Arial" style:font-family-generic="roman" style:font-pitch="variable" fo:font-size="8pt" style:font-size-asian="8pt" style:language-asian="en" style:country-asian="US" style:font-size-complex="8pt"/>
    </style:style>
    <style:style style:name="Body_20_Text_20_First_20_Indent_20_Char" style:display-name="Body Text First Indent Char" style:family="text" style:parent-style-name="Body_20_Text_20_Char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Char" style:display-name="Body Text Indent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First_20_Indent_20_2_20_Char" style:display-name="Body Text First Indent 2 Char" style:family="text" style:parent-style-name="Body_20_Text_20_Indent_20_Char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2_20_Char" style:display-name="Body Text Indent 2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Body_20_Text_20_Indent_20_3_20_Char" style:display-name="Body Text Indent 3 Char" style:family="text" style:parent-style-name="Default_20_Paragraph_20_Font">
      <style:text-properties style:font-name="Arial" fo:font-family="Arial" style:font-family-generic="roman" style:font-pitch="variable" fo:font-size="8pt" style:font-size-asian="8pt" style:language-asian="en" style:country-asian="US" style:font-size-complex="8pt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Closing_20_Char" style:display-name="Closing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weight="bold" style:language-asian="en" style:country-asian="US" style:font-weight-asian="bold" style:font-weight-complex="bold"/>
    </style:style>
    <style:style style:name="Date_20_Char" style:display-name="Dat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FollowedHyperlink" style:family="text" style:parent-style-name="Default_20_Paragraph_20_Font">
      <style:text-properties fo:color="#c3e3b6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Arial" fo:font-family="Arial" style:font-family-generic="roman" style:font-pitch="variable" style:language-asian="en" style:country-asian="US"/>
    </style:style>
    <style:style style:name="HTML_20_Acronym" style:display-name="HTML Acronym" style:family="text" style:parent-style-name="Default_20_Paragraph_20_Font"/>
    <style:style style:name="HTML_20_Address_20_Char" style:display-name="HTML Address Char" style:family="text" style:parent-style-name="Default_20_Paragraph_20_Font">
      <style:text-properties style:font-name="Arial" fo:font-family="Arial" style:font-family-generic="roman" style:font-pitch="variable" fo:font-size="12pt" fo:font-style="italic" style:font-size-asian="12pt" style:language-asian="en" style:country-asian="US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name-complex="Consolas1" style:font-family-complex="Consolas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88c972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6743c" fo:font-style="italic" fo:font-weight="bold" style:font-style-asian="italic" style:font-weight-asian="bold" style:font-style-complex="italic" style:font-weight-complex="bold"/>
    </style:style>
    <style:style style:name="Intense_20_Quote_20_Char" style:display-name="Intense Quote Char" style:family="text" style:parent-style-name="Default_20_Paragraph_20_Font">
      <style:text-properties fo:color="#46743c" style:font-name="Arial" fo:font-family="Arial" style:font-family-generic="roman" style:font-pitch="variable" fo:font-size="12pt" fo:font-style="italic" fo:font-weight="bold" style:font-size-asian="12pt" style:language-asian="en" style:country-asian="US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52b23c" fo:letter-spacing="0.0035in" style:text-underline-style="solid" style:text-underline-width="auto" style:text-underline-color="font-color" fo:font-weight="bold" style:font-weight-asian="bold" style:font-weight-complex="bold"/>
    </style:style>
    <style:style style:name="line_20_number" style:display-name="line number" style:family="text" style:parent-style-name="Default_20_Paragraph_20_Font"/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style:language-asian="en" style:country-asian="US" style:font-name-complex="Consolas1" style:font-family-complex="Consolas" style:font-family-generic-complex="system" style:font-pitch-complex="variable"/>
    </style:style>
    <style:style style:name="Message_20_Header_20_Char" style:display-name="Message Header Char" style:family="text" style:parent-style-name="Default_20_Paragraph_20_Font">
      <style:text-properties style:font-name="Cambria" fo:font-family="Cambria" style:font-family-generic="roman" style:font-pitch="variable" fo:font-size="12pt" fo:background-color="#cccccc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Note_20_Heading_20_Char" style:display-name="Note Heading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page_20_number" style:display-name="page numbe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language-asian="en" style:country-asian="US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>
      <style:text-properties fo:color="#6e6e6e" style:font-name="Arial" fo:font-family="Arial" style:font-family-generic="roman" style:font-pitch="variable" fo:font-size="12pt" fo:font-style="italic" style:font-size-asian="12pt" style:language-asian="en" style:country-asian="US" style:font-style-asian="italic" style:font-style-complex="italic"/>
    </style:style>
    <style:style style:name="Salutation_20_Char" style:display-name="Salutation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Signature_20_Char" style:display-name="Signature Char" style:family="text" style:parent-style-name="Default_20_Paragraph_20_Font">
      <style:text-properties style:font-name="Arial" fo:font-family="Arial" style:font-family-generic="roman" style:font-pitch="variable" fo:font-size="12pt" style:font-size-asian="12pt" style:language-asian="en" style:country-asian="U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46743c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language-asian="en" style:country-asian="US" style:font-style-asian="italic" style:font-name-complex="F" style:font-family-generic-complex="system" style:font-pitch-complex="variable" style:font-size-complex="12pt" style:font-style-complex="italic"/>
    </style:style>
    <style:style style:name="Subtle_20_Emphasis" style:display-name="Subtle Emphasis" style:family="text" style:parent-style-name="Default_20_Paragraph_20_Font">
      <style:text-properties fo:color="#b6b6b6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52b23c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34562d" style:font-name="Cambria" fo:font-family="Cambria" style:font-family-generic="roman" style:font-pitch="variable" fo:font-size="26pt" fo:letter-spacing="0.0035in" style:letter-kerning="true" style:font-name-asian="F" style:font-family-generic-asian="system" style:font-pitch-asian="variable" style:font-size-asian="26pt" style:language-asian="en" style:country-asian="US" style:font-name-complex="F" style:font-family-generic-complex="system" style:font-pitch-complex="variable" style:font-size-complex="2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46743c"/>
      <style:paragraph-properties fo:text-align="start"/>
      <style:text-properties fo:font-size="18pt"/>
    </style:style>
    <style:style style:name="MP2" style:family="paragraph" style:parent-style-name="Template_20_-_20_Hoved_20_1">
      <style:text-properties style:use-window-font-color="true"/>
    </style:style>
    <style:style style:name="MP3" style:family="paragraph" style:parent-style-name="Template_20_-_20_Hoved_20_2">
      <style:text-properties style:use-window-font-color="tru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>
      <loext:graphic-properties draw:fill="none"/>
      <style:paragraph-properties fo:text-align="start"/>
    </style:style>
    <style:style style:name="Mfr1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28in" draw:fill="solid" draw:fill-color="#46743c" draw:textarea-vertical-align="top" draw:auto-grow-height="false" fo:min-height="0in" fo:min-width="7.3744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72in" fo:margin-right="0.1252in" fo:margin-top="0.0008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3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4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72in" fo:margin-top="0.0016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5" style:family="graphic" style:parent-style-name="Graphics">
      <style:graphic-properties draw:stroke="none" svg:stroke-width="0in" draw:fill="none" draw:textarea-vertical-align="top" draw:auto-grow-height="false" fo:min-height="0.5862in" fo:min-width="2.3362in" fo:padding-top="0in" fo:padding-bottom="0in" fo:padding-left="0in" fo:padding-right="0in" fo:wrap-option="wrap" fo:margin-left="0.1252in" fo:margin-right="0.1272in" fo:margin-top="0in" fo:margin-bottom="0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6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1in" fo:margin-right="0.1291in" fo:margin-top="0.0047in" fo:margin-bottom="0.002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7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99in" fo:margin-right="0.1283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8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.0028in" fo:margin-bottom="0.0047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style style:name="Mgr9" style:family="graphic">
      <style:graphic-properties fo:margin-left="0.1252in" fo:margin-right="0.1583in" fo:margin-top="0in" fo:margin-bottom="0.0161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10" style:family="graphic">
      <style:graphic-properties draw:stroke="dash" draw:stroke-dash="Dashed_20__28_var_29__20_4" svg:stroke-width="0.0028in" svg:stroke-color="#969696" draw:stroke-linejoin="round" draw:fill="none" draw:textarea-horizontal-align="center" draw:textarea-vertical-align="top" draw:auto-grow-height="false" draw:fit-to-size="false" style:shrink-to-fit="false" fo:padding-top="0.0492in" fo:padding-bottom="0.0492in" fo:padding-left="0.0984in" fo:padding-right="0.0984in" fo:wrap-option="wrap" style:run-through="background"/>
    </style:style>
    <style:style style:name="Mgr11" style:family="graphic" style:parent-style-name="Graphics">
      <style:graphic-properties draw:stroke="none" svg:stroke-width="0in" draw:fill="none" draw:textarea-vertical-align="top" draw:auto-grow-height="false" fo:min-height="0.6283in" fo:min-width="2.6382in" fo:padding-top="0in" fo:padding-bottom="0in" fo:padding-left="0in" fo:padding-right="0in" fo:wrap-option="wrap" fo:margin-left="0.1252in" fo:margin-right="0.1252in" fo:margin-top="0in" fo:margin-bottom="0.0008in" style:run-through="back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1972in" fo:margin-bottom="0.1972in" fo:margin-left="0.7091in" fo:margin-right="0.7874in" style:writing-mode="lr-tb" style:layout-grid-color="#c0c0c0" style:layout-grid-lines="274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673in" fo:margin-left="0in" fo:margin-right="0in" fo:margin-bottom="0.228in" style:dynamic-spacing="true"/>
      </style:header-style>
      <style:footer-style>
        <style:header-footer-properties fo:min-height="0.2201in" fo:margin-left="0in" fo:margin-right="0in" fo:margin-top="0.1807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8" draw:name="SD_Line_2_HIDE" draw:style-name="Mgr1" draw:text-style-name="MP1" svg:width="7.5713in" svg:height="0.0079in" svg:x="0.3429in" svg:y="3.7528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SD_Line_1_HIDE" draw:style-name="Mgr1" draw:text-style-name="MP1" svg:width="7.5713in" svg:height="0.0079in" svg:x="0.3429in" svg:y="1.62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Text Box 105" draw:style-name="Mgr2" draw:text-style-name="MP4" svg:width="2.6378in" svg:height="0.628in" svg:x="3.4602in" svg:y="2.7717in"><text:p text:style-name="MP2"><text:bookmark-start text:name="HIF_SD_OFF_Line1_N3"/><text:bookmark-start text:name="SD_OFF_Line1_N3"/>UNIVERSITY OF COPENHAGEN<text:bookmark-end text:name="SD_OFF_Line1_N3"/></text:p><text:p text:style-name="MP3"><text:bookmark-end text:name="HIF_SD_OFF_Line1_N3"/><text:bookmark-start text:name="SD_OFF_Line3_N3"/>FACULTY OF SCIENCE<text:bookmark-end text:name="SD_OFF_Line3_N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Text Box 107" draw:style-name="Mgr3" draw:text-style-name="MP4" svg:width="2.6378in" svg:height="0.628in" svg:x="3.4583in" svg:y="7.0256in"><text:p text:style-name="MP2"><text:bookmark-start text:name="HIF_SD_OFF_Line1_N7"/><text:bookmark-start text:name="SD_OFF_Line1_N7"/>UNIVERSITY OF COPENHAGEN<text:bookmark-end text:name="SD_OFF_Line1_N7"/></text:p><text:p text:style-name="MP3"><text:bookmark-end text:name="HIF_SD_OFF_Line1_N7"/><text:bookmark-start text:name="SD_OFF_Line3_N7"/>FACULTY OF SCIENCE<text:bookmark-end text:name="SD_OFF_Line3_N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Text Box 101" draw:style-name="Mgr4" draw:text-style-name="MP4" svg:width="2.6378in" svg:height="0.628in" svg:x="0.1311in" svg:y="4.8972in"><text:p text:style-name="MP2"><text:bookmark-start text:name="HIF_SD_OFF_Line1_N4"/><text:bookmark-start text:name="SD_OFF_Line1_N4"/>UNIVERSITY OF COPENHAGEN<text:bookmark-end text:name="SD_OFF_Line1_N4"/></text:p><text:p text:style-name="MP3"><text:bookmark-end text:name="HIF_SD_OFF_Line1_N4"/><text:bookmark-start text:name="SD_OFF_Line3_N4"/>FACULTY OF SCIENCE<text:bookmark-end text:name="SD_OFF_Line3_N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04" draw:style-name="Mgr5" draw:text-style-name="MP4" svg:width="2.3358in" svg:height="0.5858in" svg:x="0.1311in" svg:y="2.7693in"><text:p text:style-name="MP2"><text:bookmark-start text:name="HIF_SD_OFF_Line1_N2"/><text:bookmark-start text:name="SD_OFF_Line1_N2"/>UNIVERSITY OF COPENHAGEN<text:bookmark-end text:name="SD_OFF_Line1_N2"/></text:p><text:p text:style-name="MP3"><text:bookmark-end text:name="HIF_SD_OFF_Line1_N2"/><text:bookmark-start text:name="SD_OFF_Line3_N2"/>FACULTY OF SCIENCE<text:bookmark-end text:name="SD_OFF_Line3_N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Text Box 103" draw:style-name="Mgr6" draw:text-style-name="MP4" svg:width="2.6378in" svg:height="0.628in" svg:x="0.1291in" svg:y="9.1508in"><text:p text:style-name="MP2"><text:bookmark-start text:name="HIF_SD_OFF_Line1_N8"/><text:bookmark-start text:name="SD_OFF_Line1_N8"/>UNIVERSITY OF COPENHAGEN<text:bookmark-end text:name="SD_OFF_Line1_N8"/></text:p><text:p text:style-name="MP3"><text:bookmark-end text:name="HIF_SD_OFF_Line1_N8"/><text:bookmark-start text:name="SD_OFF_Line3_N8"/>FACULTY OF SCIENCE<text:bookmark-end text:name="SD_OFF_Line3_N8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Text Box 102" draw:style-name="Mgr7" draw:text-style-name="MP4" svg:width="2.6378in" svg:height="0.628in" svg:x="0.1299in" svg:y="7.0236in"><text:p text:style-name="MP2"><text:bookmark-start text:name="HIF_SD_OFF_Line1_N6"/><text:bookmark-start text:name="SD_OFF_Line1_N6"/>UNIVERSITY OF COPENHAGEN<text:bookmark-end text:name="SD_OFF_Line1_N6"/></text:p><text:p text:style-name="MP3"><text:bookmark-end text:name="HIF_SD_OFF_Line1_N6"/><text:bookmark-start text:name="SD_OFF_Line3_N6"/>FACULTY OF SCIENCE<text:bookmark-end text:name="SD_OFF_Line3_N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Box 106" draw:style-name="Mgr8" draw:text-style-name="MP4" svg:width="2.6378in" svg:height="0.628in" svg:x="3.4583in" svg:y="4.8984in"><text:p text:style-name="MP2"><text:bookmark-start text:name="HIF_SD_OFF_Line1_N5"/><text:bookmark-start text:name="SD_OFF_Line1_N5"/>UNIVERSITY OF COPENHAGEN<text:bookmark-end text:name="SD_OFF_Line1_N5"/></text:p><text:p text:style-name="MP3"><text:bookmark-end text:name="HIF_SD_OFF_Line1_N5"/><text:bookmark-start text:name="SD_OFF_Line3_N5"/>FACULTY OF SCIENCE<text:bookmark-end text:name="SD_OFF_Line3_N5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6" draw:name="CropMarks" draw:style-name="Mgr9"><draw:line draw:name="Line 111" draw:style-name="Mgr10" draw:text-style-name="MP5" svg:x1="5.8791in" svg:y1="-1.6992in" svg:x2="5.8799in" svg:y2="9.9937in"><text:p/></draw:line><draw:line draw:name="Line 112" draw:style-name="Mgr10" draw:text-style-name="MP5" svg:x1="1.7181in" svg:y1="0.8972in" svg:x2="9.9862in" svg:y2="0.8972in"><text:p/></draw:line><draw:line draw:name="Line 113" draw:style-name="Mgr10" draw:text-style-name="MP5" svg:x1="1.7181in" svg:y1="3.0126in" svg:x2="9.9862in" svg:y2="3.0134in"><text:p/></draw:line><draw:line draw:name="Line 114" draw:style-name="Mgr10" draw:text-style-name="MP5" svg:x1="1.7181in" svg:y1="5.1425in" svg:x2="9.9862in" svg:y2="5.1433in"><text:p/></draw:line><draw:line draw:name="Line 115" draw:style-name="Mgr10" draw:text-style-name="MP5" svg:x1="1.7291in" svg:y1="7.2689in" svg:x2="9.998in" svg:y2="7.2697in"><text:p/></draw:line><draw:line draw:name="Line 116" draw:style-name="Mgr10" draw:text-style-name="MP5" svg:x1="1.7197in" svg:y1="9.3953in" svg:x2="9.987in" svg:y2="9.3961in"><text:p/></draw:line><draw:line draw:name="Line 118" draw:style-name="Mgr10" draw:text-style-name="MP5" svg:x1="2.5362in" svg:y1="-1.6992in" svg:x2="2.5362in" svg:y2="9.9937in"><text:p/></draw:line><draw:line draw:name="Line 120" draw:style-name="Mgr10" draw:text-style-name="MP5" svg:x1="9.2362in" svg:y1="-1.6992in" svg:x2="9.2362in" svg:y2="9.9937in"><text:p/></draw:line><draw:line draw:name="Line 121" draw:style-name="Mgr10" draw:text-style-name="MP5" svg:x1="1.7181in" svg:y1="-1.25in" svg:x2="9.9862in" svg:y2="-1.25in"><text:p/></draw:line></draw:g><draw:frame draw:style-name="Mfr1" draw:name="Logo1_B5_HIDE_1_1" text:anchor-type="char" svg:x="5.5075in" svg:y="8.178in" svg:width="0.7602in" svg:height="1.052in" draw:z-index="0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4_HIDE_1_1" text:anchor-type="char" svg:x="5.5075in" svg:y="6.0516in" svg:width="0.7602in" svg:height="1.052in" draw:z-index="1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3_HIDE_1_1" text:anchor-type="char" svg:x="5.5075in" svg:y="3.9252in" svg:width="0.7602in" svg:height="1.052in" draw:z-index="2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B2_HIDE_1_1" text:anchor-type="char" svg:x="5.5075in" svg:y="1.7984in" svg:width="0.7602in" svg:height="1.052in" draw:z-index="3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5_HIDE_1_1" text:anchor-type="char" svg:x="2.1602in" svg:y="8.178in" svg:width="0.7602in" svg:height="1.052in" draw:z-index="4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4_HIDE_1_1" text:anchor-type="char" svg:x="2.1602in" svg:y="6.0516in" svg:width="0.7602in" svg:height="1.052in" draw:z-index="5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3_HIDE_1_1" text:anchor-type="char" svg:x="2.1602in" svg:y="3.9252in" svg:width="0.7602in" svg:height="1.052in" draw:z-index="6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draw:frame draw:style-name="Mfr1" draw:name="Logo1_A2_HIDE_1_1" text:anchor-type="char" svg:x="2.2791in" svg:y="1.8256in" svg:width="0.7602in" svg:height="1.052in" draw:z-index="7"><draw:image xlink:href="Pictures/100047FC00001FBE00002BF37DEAED633B66B4CC.wmf" xlink:type="simple" xlink:show="embed" xlink:actuate="onLoad" loext:mime-type="image/x-wmf"/><draw:image xlink:href="Pictures/1000020100000133000001A98CAD7944093E7E48.png" xlink:type="simple" xlink:show="embed" xlink:actuate="onLoad"/></draw:frame></text:p>
      </style:header>
      <style:footer>
        <text:p text:style-name="Footer"><draw:custom-shape text:anchor-type="paragraph" draw:z-index="21" draw:name="SD_Line_5_HIDE" draw:style-name="Mgr1" draw:text-style-name="MP1" svg:width="7.5713in" svg:height="0.0079in" svg:x="0.3429in" svg:y="10.1354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SD_Line_4_HIDE" draw:style-name="Mgr1" draw:text-style-name="MP1" svg:width="7.5713in" svg:height="0.0079in" svg:x="0.3429in" svg:y="7.997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SD_Line_3_HIDE" draw:style-name="Mgr1" draw:text-style-name="MP1" svg:width="7.5713in" svg:height="0.0079in" svg:x="0.3429in" svg:y="5.8752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08" draw:style-name="Mgr11" draw:text-style-name="MP4" svg:width="2.6378in" svg:height="0.628in" svg:x="3.4583in" svg:y="9.1528in"><text:p text:style-name="MP2"><text:bookmark-start text:name="HIF_SD_OFF_Line1_N9"/><text:bookmark-start text:name="SD_OFF_Line1_N9"/>UNIVERSITY OF COPENHAGEN<text:bookmark-end text:name="SD_OFF_Line1_N9"/></text:p><text:p text:style-name="MP3"><text:bookmark-end text:name="HIF_SD_OFF_Line1_N9"/><text:bookmark-start text:name="SD_OFF_Line3_N9"/>FACULTY OF SCIENCE<text:bookmark-end text:name="SD_OFF_Line3_N9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bookmark text:name="SD_Nameplates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lle konference-navneskilt</dc:title>
    <meta:editing-cycles>6</meta:editing-cycles>
    <meta:creation-date>2018-08-20T10:24:15.087652720</meta:creation-date>
    <dc:date>2018-08-20T10:42:26.508769222</dc:date>
    <meta:editing-duration>PT18M11S</meta:editing-duration>
    <meta:generator>LibreOffice/6.0.3.2$Linux_X86_64 LibreOffice_project/00m0$Build-2</meta:generator>
    <meta:print-date>2018-08-20T10:36:37.867580961</meta:print-date>
    <meta:document-statistic meta:table-count="1" meta:image-count="8" meta:object-count="0" meta:page-count="1" meta:paragraph-count="25" meta:word-count="67" meta:character-count="481" meta:non-whitespace-character-count="437"/>
    <meta:user-defined meta:name="AppVersion">14.0000</meta:user-defined>
    <meta:user-defined meta:name="Company">K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D_BrandingGraphicBehavior" meta:value-type="string">Navneskilt</meta:user-defined>
    <meta:user-defined meta:name="SD_DocumentLanguage" meta:value-type="string">en-GB</meta:user-defined>
    <meta:user-defined meta:name="SD_KeepOpenIfEmpty" meta:value-type="string">False</meta:user-defined>
    <meta:user-defined meta:name="SD_Office_SD_OFF_AutotextName" meta:value-type="string">tmpFakultet2linier</meta:user-defined>
    <meta:user-defined meta:name="SD_Office_SD_OFF_ColorTheme" meta:value-type="string">Science</meta:user-defined>
    <meta:user-defined meta:name="SD_Office_SD_OFF_EmailLogoFileName" meta:value-type="string">SCIENCE</meta:user-defined>
    <meta:user-defined meta:name="SD_Office_SD_OFF_ID" meta:value-type="string">4</meta:user-defined>
    <meta:user-defined meta:name="SD_Office_SD_OFF_ImageDefinition" meta:value-type="string">Standard</meta:user-defined>
    <meta:user-defined meta:name="SD_Office_SD_OFF_InstitutEnabled" meta:value-type="string">TRUE</meta:user-defined>
    <meta:user-defined meta:name="SD_Office_SD_OFF_Line1" meta:value-type="string">UNIVERSITY OF COPENHAGEN</meta:user-defined>
    <meta:user-defined meta:name="SD_Office_SD_OFF_Line3" meta:value-type="string">FACULTY OF SCIENCE</meta:user-defined>
    <meta:user-defined meta:name="SD_Office_SD_OFF_Line4" meta:value-type="string"/>
    <meta:user-defined meta:name="SD_Office_SD_OFF_LineRGB" meta:value-type="string">70,116,60</meta:user-defined>
    <meta:user-defined meta:name="SD_Office_SD_OFF_LineWeb1" meta:value-type="string">University of Copenhagen</meta:user-defined>
    <meta:user-defined meta:name="SD_Office_SD_OFF_LineWeb4" meta:value-type="string">Faculty of Science</meta:user-defined>
    <meta:user-defined meta:name="SD_Office_SD_OFF_LogoFileName" meta:value-type="string">SCIENCE</meta:user-defined>
    <meta:user-defined meta:name="SD_Office_SD_OFF_MACTemplates" meta:value-type="string">TRUE</meta:user-defined>
    <meta:user-defined meta:name="SD_Office_SD_OFF_Office" meta:value-type="string">SCIENCE</meta:user-defined>
    <meta:user-defined meta:name="SD_ShowDocumentInfo" meta:value-type="string">True</meta:user-defined>
    <meta:user-defined meta:name="SD_ShowGeneralPanel" meta:value-type="string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Lille konference-navneskilt_uk logo.dotx" xlink:href=""/>
  </office:meta>
</office:document-meta>
</file>